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column table:style-name="co1" table:number-columns-repeated="4" table:default-cell-style-name="Default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  <table:table-cell/>
          <table:table-cell table:style-name="ce1" office:value-type="float" office:value="2020" calcext:value-type="float" table:number-columns-spanned="3" table:number-rows-spanned="1">
            <text:p>2020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/>
          <table:table-cell table:style-name="ce34" office:value-type="date" office:date-value="2020-01-15" calcext:value-type="date">
            <text:p>15.01.20</text:p>
          </table:table-cell>
          <table:table-cell table:style-name="ce8" office:value-type="string" calcext:value-type="string">
            <text:p>Английский</text:p>
          </table:table-cell>
          <table:table-cell table:style-name="ce4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3" calcext:value-type="date">
            <text:p>23.12.19</text:p>
          </table:table-cell>
          <table:table-cell table:style-name="ce9" office:value-type="string" calcext:value-type="string">
            <text:p>TDD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4" calcext:value-type="date">
            <text:p>24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5" calcext:value-type="date">
            <text:p>25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6" calcext:value-type="date">
            <text:p>26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7" calcext:value-type="date">
            <text:p>2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8" calcext:value-type="date">
            <text:p>28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 table:number-rows-repeated="20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 table:number-columns-repeated="5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table:number-columns-repeated="3"/>
          <table:table-cell table:style-name="ce41" office:value-type="float" office:value="4" calcext:value-type="float" table:number-columns-spanned="1" table:number-rows-spanned="2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/>
          <table:table-cell table:style-name="ce47"/>
          <table:table-cell table:style-name="ce41"/>
          <table:covered-table-cell table:style-name="ce41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2" calcext:value-type="float">
            <text:p>2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/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/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7" office:value-type="string" calcext:value-type="string">
            <text:p>Учеба</text:p>
          </table:table-cell>
          <table:table-cell table:style-name="ce41"/>
          <table:table-cell/>
          <table:table-cell table:style-name="ce42"/>
          <table:table-cell table:style-name="ce41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7"/>
          <table:table-cell table:style-name="ce41"/>
          <table:table-cell office:value-type="string" calcext:value-type="string">
            <text:p><text:s/></text:p>
          </table:table-cell>
          <table:table-cell/>
          <table:table-cell table:style-name="ce41"/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7">00.00.0000</text:date>, <text:time style:data-style-name="N2" text:time-value="21:12:36.87073294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20-01-17T20:42:57.729802172</dc:date>
    <meta:editing-duration>P120DT13H40M34S</meta:editing-duration>
    <meta:editing-cycles>752</meta:editing-cycles>
    <meta:document-statistic meta:table-count="5" meta:cell-count="720" meta:object-count="0"/>
  </office:meta>
</office:document-meta>
</file>